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ff00ff" draw:fill="solid" draw:fill-color="#e6e6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ae00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ff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0000ff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fill="none" draw:fill-color="#ffffff" fo:min-height="0.589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cm" svg:stroke-color="#0000ff" draw:marker-start-width="0.124cm" draw:marker-end="Arrow" draw:marker-end-width="0.077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width="0.051cm" svg:stroke-color="#000000" draw:fill="none" draw:fill-color="#ffffff" fo:min-height="0.635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778cm" svg:height="1.397cm" svg:x="10.441cm" svg:y="5.24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778cm" svg:height="1.397cm" svg:x="11.965cm" svg:y="5.24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778cm" svg:height="1.397cm" svg:x="13.489cm" svg:y="5.24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778cm" svg:height="1.397cm" svg:x="10.441cm" svg:y="4.00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778cm" svg:height="1.397cm" svg:x="11.965cm" svg:y="4.00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778cm" svg:height="1.397cm" svg:x="13.489cm" svg:y="4.00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778cm" svg:height="1.397cm" svg:x="10.441cm" svg:y="2.786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778cm" svg:height="1.397cm" svg:x="11.965cm" svg:y="2.786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778cm" svg:height="1.397cm" svg:x="13.489cm" svg:y="2.786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g>
            <draw:custom-shape draw:style-name="gr1" draw:text-style-name="P1" draw:layer="layout" svg:width="1.778cm" svg:height="1.397cm" svg:x="20.887cm" svg:y="5.11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" draw:text-style-name="P1" draw:layer="layout" svg:width="1.778cm" svg:height="1.397cm" svg:x="22.411cm" svg:y="5.11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" draw:text-style-name="P1" draw:layer="layout" svg:width="1.778cm" svg:height="1.397cm" svg:x="23.935cm" svg:y="5.11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" draw:text-style-name="P1" draw:layer="layout" svg:width="1.778cm" svg:height="1.397cm" svg:x="20.887cm" svg:y="3.867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" draw:text-style-name="P1" draw:layer="layout" svg:width="1.778cm" svg:height="1.397cm" svg:x="22.411cm" svg:y="3.867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" draw:text-style-name="P1" draw:layer="layout" svg:width="1.778cm" svg:height="1.397cm" svg:x="23.935cm" svg:y="3.867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" draw:text-style-name="P1" draw:layer="layout" svg:width="1.778cm" svg:height="1.397cm" svg:x="20.887cm" svg:y="2.651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" draw:text-style-name="P1" draw:layer="layout" svg:width="1.778cm" svg:height="1.397cm" svg:x="22.411cm" svg:y="2.651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" draw:text-style-name="P1" draw:layer="layout" svg:width="1.778cm" svg:height="1.397cm" svg:x="23.935cm" svg:y="2.651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g>
            <draw:custom-shape draw:style-name="gr1" draw:text-style-name="P1" draw:layer="layout" svg:width="1.778cm" svg:height="1.397cm" svg:x="20.406cm" svg:y="5.572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" draw:text-style-name="P1" draw:layer="layout" svg:width="1.778cm" svg:height="1.397cm" svg:x="21.93cm" svg:y="5.572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" draw:text-style-name="P1" draw:layer="layout" svg:width="1.778cm" svg:height="1.397cm" svg:x="23.454cm" svg:y="5.572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" draw:text-style-name="P1" draw:layer="layout" svg:width="1.778cm" svg:height="1.397cm" svg:x="20.406cm" svg:y="4.329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" draw:text-style-name="P1" draw:layer="layout" svg:width="1.778cm" svg:height="1.397cm" svg:x="21.93cm" svg:y="4.329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" draw:text-style-name="P1" draw:layer="layout" svg:width="1.778cm" svg:height="1.397cm" svg:x="23.454cm" svg:y="4.329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" draw:text-style-name="P1" draw:layer="layout" svg:width="1.778cm" svg:height="1.397cm" svg:x="20.406cm" svg:y="3.113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" draw:text-style-name="P1" draw:layer="layout" svg:width="1.778cm" svg:height="1.397cm" svg:x="21.93cm" svg:y="3.113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" draw:text-style-name="P1" draw:layer="layout" svg:width="1.778cm" svg:height="1.397cm" svg:x="23.454cm" svg:y="3.113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g>
            <draw:custom-shape draw:style-name="gr1" draw:text-style-name="P1" draw:layer="layout" svg:width="1.778cm" svg:height="1.397cm" svg:x="19.923cm" svg:y="6.048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" draw:text-style-name="P1" draw:layer="layout" svg:width="1.778cm" svg:height="1.397cm" svg:x="21.447cm" svg:y="6.048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" draw:text-style-name="P1" draw:layer="layout" svg:width="1.778cm" svg:height="1.397cm" svg:x="22.971cm" svg:y="6.048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" draw:text-style-name="P1" draw:layer="layout" svg:width="1.778cm" svg:height="1.397cm" svg:x="19.923cm" svg:y="4.805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" draw:text-style-name="P1" draw:layer="layout" svg:width="1.778cm" svg:height="1.397cm" svg:x="21.447cm" svg:y="4.805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" draw:text-style-name="P1" draw:layer="layout" svg:width="1.778cm" svg:height="1.397cm" svg:x="22.971cm" svg:y="4.805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" draw:text-style-name="P1" draw:layer="layout" svg:width="1.778cm" svg:height="1.397cm" svg:x="19.923cm" svg:y="3.589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" draw:text-style-name="P1" draw:layer="layout" svg:width="1.778cm" svg:height="1.397cm" svg:x="21.447cm" svg:y="3.589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" draw:text-style-name="P1" draw:layer="layout" svg:width="1.778cm" svg:height="1.397cm" svg:x="22.971cm" svg:y="3.589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</draw:g>
        <draw:g>
          <draw:custom-shape draw:style-name="gr1" draw:text-style-name="P1" draw:layer="layout" svg:width="1.778cm" svg:height="1.397cm" svg:x="1.889cm" svg:y="11.92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1" draw:layer="layout" svg:width="1.778cm" svg:height="1.397cm" svg:x="3.413cm" svg:y="11.92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1.778cm" svg:height="1.397cm" svg:x="4.937cm" svg:y="11.92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778cm" svg:height="1.397cm" svg:x="1.889cm" svg:y="10.679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1" draw:layer="layout" svg:width="1.778cm" svg:height="1.397cm" svg:x="3.413cm" svg:y="10.679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1.778cm" svg:height="1.397cm" svg:x="4.937cm" svg:y="10.679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778cm" svg:height="1.397cm" svg:x="1.889cm" svg:y="9.46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1" draw:layer="layout" svg:width="1.778cm" svg:height="1.397cm" svg:x="3.413cm" svg:y="9.46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1.778cm" svg:height="1.397cm" svg:x="4.937cm" svg:y="9.46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1" draw:text-style-name="P1" draw:layer="layout" svg:width="1.778cm" svg:height="1.397cm" svg:x="2.222cm" svg:y="3.64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778cm" svg:height="1.397cm" svg:x="3.746cm" svg:y="3.64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778cm" svg:height="1.397cm" svg:x="5.27cm" svg:y="3.64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g>
            <draw:custom-shape draw:style-name="gr1" draw:text-style-name="P1" draw:layer="layout" svg:width="1.404cm" svg:height="1.092cm" svg:x="14.468cm" svg:y="9.89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" draw:text-style-name="P1" draw:layer="layout" svg:width="1.404cm" svg:height="1.092cm" svg:x="15.671cm" svg:y="9.89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" draw:text-style-name="P1" draw:layer="layout" svg:width="1.404cm" svg:height="1.092cm" svg:x="16.874cm" svg:y="9.89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custom-shape draw:style-name="gr4" draw:text-style-name="P1" draw:layer="layout" svg:width="0.381cm" svg:height="1.651cm" svg:x="13.96cm" svg:y="9.636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g>
            <draw:custom-shape draw:style-name="gr1" draw:text-style-name="P1" draw:layer="layout" svg:width="1.404cm" svg:height="1.092cm" svg:x="19.029cm" svg:y="9.89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" draw:text-style-name="P1" draw:layer="layout" svg:width="1.404cm" svg:height="1.092cm" svg:x="20.232cm" svg:y="9.89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" draw:text-style-name="P1" draw:layer="layout" svg:width="1.404cm" svg:height="1.092cm" svg:x="21.435cm" svg:y="9.89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g>
            <draw:custom-shape draw:style-name="gr1" draw:text-style-name="P1" draw:layer="layout" svg:width="1.404cm" svg:height="1.092cm" svg:x="23.49cm" svg:y="9.89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" draw:text-style-name="P1" draw:layer="layout" svg:width="1.404cm" svg:height="1.092cm" svg:x="24.693cm" svg:y="9.89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" draw:text-style-name="P1" draw:layer="layout" svg:width="1.404cm" svg:height="1.092cm" svg:x="25.896cm" svg:y="9.89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custom-shape draw:style-name="gr4" draw:text-style-name="P1" draw:layer="layout" svg:width="0.381cm" svg:height="1.651cm" svg:x="27.598cm" svg:y="9.636cm">
            <text:p/>
  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right $0" draw:handle-range-y-minimum="0" draw:handle-range-y-maximum="10800"/>
            </draw:enhanced-geometry>
          </draw:custom-shape>
          <draw:polyline draw:style-name="gr5" draw:text-style-name="P1" draw:layer="layout" svg:width="0.517cm" svg:height="0.081cm" draw:transform="rotate (-1.5707963267949) translate (18.598cm 10.682cm)" svg:viewBox="0 0 518 82" draw:points="0,0 300,0 518,82">
            <text:p/>
          </draw:polyline>
          <draw:polyline draw:style-name="gr5" draw:text-style-name="P1" draw:layer="layout" svg:width="0.517cm" svg:height="0.081cm" draw:transform="rotate (-1.5707963267949) translate (18.598cm 10.682cm)" svg:viewBox="0 0 518 82" draw:points="0,0 300,0 518,82">
            <text:p/>
          </draw:polyline>
          <draw:polyline draw:style-name="gr5" draw:text-style-name="P1" draw:layer="layout" svg:width="0.517cm" svg:height="0.081cm" draw:transform="rotate (-1.5707963267949) translate (23.198cm 10.682cm)" svg:viewBox="0 0 518 82" draw:points="0,0 300,0 518,82">
            <text:p/>
          </draw:polyline>
          <draw:custom-shape draw:style-name="gr4" draw:text-style-name="P1" draw:layer="layout" svg:width="0.381cm" svg:height="1.651cm" svg:x="13.96cm" svg:y="11.541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g>
            <draw:custom-shape draw:style-name="gr1" draw:text-style-name="P1" draw:layer="layout" svg:width="0.59cm" svg:height="0.46cm" svg:x="14.595cm" svg:y="12.605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" draw:text-style-name="P1" draw:layer="layout" svg:width="0.59cm" svg:height="0.46cm" svg:x="15.1cm" svg:y="12.605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" draw:text-style-name="P1" draw:layer="layout" svg:width="0.59cm" svg:height="0.46cm" svg:x="15.605cm" svg:y="12.605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" draw:text-style-name="P1" draw:layer="layout" svg:width="0.59cm" svg:height="0.46cm" svg:x="14.595cm" svg:y="12.196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" draw:text-style-name="P1" draw:layer="layout" svg:width="0.59cm" svg:height="0.46cm" svg:x="15.1cm" svg:y="12.196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" draw:text-style-name="P1" draw:layer="layout" svg:width="0.59cm" svg:height="0.46cm" svg:x="15.605cm" svg:y="12.196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" draw:text-style-name="P1" draw:layer="layout" svg:width="0.59cm" svg:height="0.46cm" svg:x="14.595cm" svg:y="11.795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" draw:text-style-name="P1" draw:layer="layout" svg:width="0.59cm" svg:height="0.46cm" svg:x="15.1cm" svg:y="11.795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" draw:text-style-name="P1" draw:layer="layout" svg:width="0.59cm" svg:height="0.46cm" svg:x="15.605cm" svg:y="11.795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custom-shape draw:style-name="gr4" draw:text-style-name="P1" draw:layer="layout" svg:width="0.381cm" svg:height="1.651cm" svg:x="24.755cm" svg:y="11.541cm">
            <text:p/>
  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right $0" draw:handle-range-y-minimum="0" draw:handle-range-y-maximum="10800"/>
            </draw:enhanced-geometry>
          </draw:custom-shape>
          <draw:polyline draw:style-name="gr5" draw:text-style-name="P1" draw:layer="layout" svg:width="0.517cm" svg:height="0.081cm" draw:transform="rotate (-1.5707963267949) translate (16.698cm 12.582cm)" svg:viewBox="0 0 518 82" draw:points="0,0 300,0 518,82">
            <text:p/>
          </draw:polyline>
          <draw:polyline draw:style-name="gr5" draw:text-style-name="P1" draw:layer="layout" svg:width="0.517cm" svg:height="0.081cm" draw:transform="rotate (-1.5707963267949) translate (20.998cm 12.582cm)" svg:viewBox="0 0 518 82" draw:points="0,0 300,0 518,82">
            <text:p/>
          </draw:polyline>
          <draw:g>
            <draw:custom-shape draw:style-name="gr1" draw:text-style-name="P1" draw:layer="layout" svg:width="0.936cm" svg:height="0.737cm" svg:x="17.435cm" svg:y="12.074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" draw:text-style-name="P1" draw:layer="layout" svg:width="0.936cm" svg:height="0.737cm" svg:x="18.237cm" svg:y="12.074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" draw:text-style-name="P1" draw:layer="layout" svg:width="0.936cm" svg:height="0.737cm" svg:x="19.039cm" svg:y="12.074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g>
            <draw:custom-shape draw:style-name="gr1" draw:text-style-name="P1" draw:layer="layout" svg:width="0.608cm" svg:height="0.479cm" svg:x="22.088cm" svg:y="12.51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" draw:text-style-name="P1" draw:layer="layout" svg:width="0.609cm" svg:height="0.479cm" svg:x="22.609cm" svg:y="12.51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3" draw:text-style-name="P1" draw:layer="layout" svg:width="0.608cm" svg:height="0.479cm" svg:x="23.131cm" svg:y="12.51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" draw:text-style-name="P1" draw:layer="layout" svg:width="0.608cm" svg:height="0.478cm" svg:x="22.088cm" svg:y="12.085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" draw:text-style-name="P1" draw:layer="layout" svg:width="0.609cm" svg:height="0.478cm" svg:x="22.609cm" svg:y="12.085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3" draw:text-style-name="P1" draw:layer="layout" svg:width="0.608cm" svg:height="0.478cm" svg:x="23.131cm" svg:y="12.085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" draw:text-style-name="P1" draw:layer="layout" svg:width="0.608cm" svg:height="0.479cm" svg:x="22.088cm" svg:y="11.668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" draw:text-style-name="P1" draw:layer="layout" svg:width="0.609cm" svg:height="0.479cm" svg:x="22.609cm" svg:y="11.668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3" draw:text-style-name="P1" draw:layer="layout" svg:width="0.608cm" svg:height="0.479cm" svg:x="23.131cm" svg:y="11.668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</draw:g>
        <draw:frame draw:style-name="gr6" draw:layer="layout" svg:width="2.54cm" svg:height="1.012cm" svg:x="3.667cm" svg:y="2.274cm">
          <draw:text-box>
            <text:p>Vector</text:p>
          </draw:text-box>
        </draw:frame>
        <draw:frame draw:style-name="gr6" draw:layer="layout" svg:width="2.54cm" svg:height="1.012cm" svg:x="22.59cm" svg:y="1.258cm">
          <draw:text-box>
            <text:p>Array</text:p>
          </draw:text-box>
        </draw:frame>
        <draw:frame draw:style-name="gr6" draw:layer="layout" svg:width="2.54cm" svg:height="1.012cm" svg:x="3.667cm" svg:y="2.274cm">
          <draw:text-box>
            <text:p>Vector</text:p>
          </draw:text-box>
        </draw:frame>
        <draw:frame draw:style-name="gr6" draw:layer="layout" svg:width="2.54cm" svg:height="1.012cm" svg:x="11.922cm" svg:y="1.358cm">
          <draw:text-box>
            <text:p>Matrix</text:p>
          </draw:text-box>
        </draw:frame>
        <draw:line draw:style-name="gr7" draw:text-style-name="P1" draw:layer="layout" svg:x1="16.494cm" svg:y1="4.175cm" svg:x2="15.551cm" svg:y2="3.413cm">
          <text:p/>
        </draw:line>
        <draw:line draw:style-name="gr7" draw:text-style-name="P1" draw:layer="layout" svg:x1="16.595cm" svg:y1="4.513cm" svg:x2="15.452cm" svg:y2="4.513cm">
          <text:p/>
        </draw:line>
        <draw:line draw:style-name="gr7" draw:text-style-name="P1" draw:layer="layout" svg:x1="16.621cm" svg:y1="4.937cm" svg:x2="15.552cm" svg:y2="5.813cm">
          <text:p/>
        </draw:line>
        <draw:frame draw:style-name="gr8" draw:text-style-name="P2" draw:layer="layout" svg:width="1.651cm" svg:height="0.935cm" svg:x="16.675cm" svg:y="4.075cm">
          <draw:text-box>
            <text:p><text:span text:style-name="T1">rows</text:span></text:p>
          </draw:text-box>
        </draw:frame>
        <draw:frame draw:style-name="gr8" draw:text-style-name="P2" draw:layer="layout" svg:width="2.413cm" svg:height="0.935cm" svg:x="11.487cm" svg:y="7.604cm">
          <draw:text-box>
            <text:p><text:span text:style-name="T1">columns</text:span></text:p>
          </draw:text-box>
        </draw:frame>
        <draw:line draw:style-name="gr7" draw:text-style-name="P1" draw:layer="layout" svg:x1="11.819cm" svg:y1="7.604cm" svg:x2="10.803cm" svg:y2="6.842cm">
          <text:p/>
        </draw:line>
        <draw:line draw:style-name="gr7" draw:text-style-name="P1" draw:layer="layout" svg:x1="12.684cm" svg:y1="7.604cm" svg:x2="12.684cm" svg:y2="6.842cm">
          <text:p/>
        </draw:line>
        <draw:line draw:style-name="gr7" draw:text-style-name="P1" draw:layer="layout" svg:x1="13.192cm" svg:y1="7.604cm" svg:x2="14.208cm" svg:y2="6.842cm">
          <text:p/>
        </draw:line>
        <draw:frame draw:style-name="gr6" draw:text-style-name="P1" draw:layer="layout" svg:width="4.445cm" svg:height="1.723cm" svg:x="2.151cm" svg:y="7.604cm">
          <draw:text-box>
            <text:p text:style-name="P1">Data Frame (Table)</text:p>
          </draw:text-box>
        </draw:frame>
        <draw:frame draw:style-name="gr6" draw:layer="layout" svg:width="2.54cm" svg:height="1.012cm" svg:x="10.906cm" svg:y="10.906cm">
          <draw:text-box>
            <text:p>Lis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01T18:25:43</meta:creation-date>
    <dc:date>2013-10-02T13:10:19</dc:date>
    <meta:editing-duration>PT2H40M19S</meta:editing-duration>
    <meta:editing-cycles>4</meta:editing-cycles>
    <meta:generator>LibreOffice/3.6$Linux_X86_64 LibreOffice_project/360m1$Build-2</meta:generator>
    <meta:document-statistic meta:object-count="115"/>
  </office:meta>
</office:document-meta>
</file>